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2cm" svg:height="1.4cm" svg:x="1.876cm" svg:y="6.301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4" draw:id="id4" draw:layer="layout" svg:width="3.5cm" svg:height="1.4cm" svg:x="1.776cm" svg:y="9.801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5" draw:id="id5" draw:layer="layout" svg:width="3.5cm" svg:height="1.4cm" svg:x="1.776cm" svg:y="13.501cm">
          <text:p text:style-name="P1">Gyü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6" draw:id="id6" draw:layer="layout" svg:width="3.5cm" svg:height="1.4cm" svg:x="1.876cm" svg:y="17.701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11" draw:id="id11" draw:layer="layout" svg:width="6.2cm" svg:height="1.6cm" svg:x="21.5cm" svg:y="2.6cm">
          <text:p text:style-name="P1">Regisztráció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6.2cm" svg:height="2.9cm" svg:x="10.6cm" svg:y="1.9cm">
          <text:p text:style-name="P1">UC-01 Regisztrá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cm" svg:height="1.4cm" svg:x="1.876cm" svg:y="2.601cm">
          <text:p text:style-name="P1">Bejelentő</text:p>
          <text:p text:style-name="P1">Re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076cm" svg:y1="3.301cm" svg:x2="10.6cm" svg:y2="3.35cm" draw:start-shape="id1" draw:start-glue-point="7" draw:end-shape="id2" draw:end-glue-point="6" svg:d="M5076 3301l5524 49" svg:viewBox="0 0 5525 50">
          <text:p/>
        </draw:connector>
        <draw:connector draw:style-name="gr3" draw:text-style-name="P1" draw:layer="layout" draw:type="line" svg:x1="5.076cm" svg:y1="7.001cm" svg:x2="10.6cm" svg:y2="3.35cm" draw:start-shape="id3" draw:start-glue-point="7" draw:end-shape="id2" draw:end-glue-point="6" svg:d="M5076 7001l5524-3651" svg:viewBox="0 0 5525 3652">
          <text:p/>
        </draw:connector>
        <draw:connector draw:style-name="gr3" draw:text-style-name="P1" draw:layer="layout" draw:type="line" svg:x1="5.276cm" svg:y1="10.501cm" svg:x2="10.6cm" svg:y2="3.35cm" draw:start-shape="id4" draw:start-glue-point="7" draw:end-shape="id2" draw:end-glue-point="6" svg:d="M5276 10501l5324-7151" svg:viewBox="0 0 5325 7152">
          <text:p/>
        </draw:connector>
        <draw:connector draw:style-name="gr3" draw:text-style-name="P1" draw:layer="layout" draw:type="line" svg:x1="5.276cm" svg:y1="14.201cm" svg:x2="10.6cm" svg:y2="3.35cm" draw:start-shape="id5" draw:start-glue-point="7" draw:end-shape="id2" draw:end-glue-point="6" svg:d="M5276 14201l5324-10851" svg:viewBox="0 0 5325 10852">
          <text:p/>
        </draw:connector>
        <draw:connector draw:style-name="gr3" draw:text-style-name="P1" draw:layer="layout" draw:type="line" svg:x1="5.376cm" svg:y1="18.401cm" svg:x2="10.6cm" svg:y2="3.35cm" draw:start-shape="id6" draw:start-glue-point="7" draw:end-shape="id2" draw:end-glue-point="6" svg:d="M5376 18401l5224-15051" svg:viewBox="0 0 5225 15052">
          <text:p/>
        </draw:connector>
        <draw:custom-shape draw:style-name="gr2" draw:text-style-name="P1" xml:id="id7" draw:id="id7" draw:layer="layout" svg:width="6.2cm" svg:height="2.9cm" svg:x="10.6cm" svg:y="5.7cm">
          <text:p text:style-name="P1">email kód1 küld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4.8cm" svg:x2="13.7cm" svg:y2="5.7cm" draw:start-shape="id2" draw:start-glue-point="8" draw:end-shape="id7" draw:end-glue-point="4" svg:d="M13700 4800v900" svg:viewBox="0 0 1 901">
          <text:p/>
        </draw:connector>
        <draw:custom-shape draw:style-name="gr2" draw:text-style-name="P1" xml:id="id8" draw:id="id8" draw:layer="layout" svg:width="6.2cm" svg:height="2.9cm" svg:x="10.6cm" svg:y="9.6cm">
          <text:p text:style-name="P1">SMS kód2 küld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8.6cm" svg:x2="13.7cm" svg:y2="9.6cm" draw:start-shape="id7" draw:start-glue-point="8" draw:end-shape="id8" draw:end-glue-point="4" svg:d="M13700 8600v1000" svg:viewBox="0 0 1 1001">
          <text:p/>
        </draw:connector>
        <draw:custom-shape draw:style-name="gr2" draw:text-style-name="P1" xml:id="id9" draw:id="id9" draw:layer="layout" svg:width="6.2cm" svg:height="2.9cm" svg:x="10.6cm" svg:y="13.5cm">
          <text:p text:style-name="P1">Kód1 + Kód2</text:p>
          <text:p text:style-name="P1">+új password </text:p>
          <text:p text:style-name="P1">megadá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12.5cm" svg:x2="13.7cm" svg:y2="13.5cm" draw:start-shape="id8" draw:start-glue-point="8" draw:end-shape="id9" draw:end-glue-point="4" svg:d="M13700 12500v1000" svg:viewBox="0 0 1 1001">
          <text:p/>
        </draw:connector>
        <draw:custom-shape draw:style-name="gr2" draw:text-style-name="P1" xml:id="id10" draw:id="id10" draw:layer="layout" svg:width="6.2cm" svg:height="1.6cm" svg:x="21.2cm" svg:y="14.2cm">
          <text:p text:style-name="P1">Hozzáféré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6.8cm" svg:y1="14.95cm" svg:x2="21.2cm" svg:y2="15cm" draw:start-shape="id9" draw:start-glue-point="10" draw:end-shape="id10" svg:d="M16800 14950l4400 50" svg:viewBox="0 0 4401 51">
          <text:p text:style-name="P1">Out</text:p>
          <text:p text:style-name="P1"/>
        </draw:connector>
        <draw:connector draw:style-name="gr5" draw:text-style-name="P1" draw:layer="layout" draw:type="line" svg:x1="16.8cm" svg:y1="3.35cm" svg:x2="21.5cm" svg:y2="3.4cm" draw:start-shape="id2" draw:start-glue-point="10" draw:end-shape="id11" draw:end-glue-point="3" svg:d="M16800 3350l4700 50" svg:viewBox="0 0 4701 51">
          <text:p text:style-name="P1">Out</text:p>
          <text:p text:style-name="P1"/>
        </draw:connector>
      </draw:page>
      <draw:page draw:name="page2" draw:style-name="dp1" draw:master-page-name="Default">
        <draw:custom-shape draw:style-name="gr1" draw:text-style-name="P1" xml:id="id15" draw:id="id15" draw:layer="layout" svg:width="3.2cm" svg:height="1.4cm" svg:x="1.9cm" svg:y="5.7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6" draw:id="id16" draw:layer="layout" svg:width="3.5cm" svg:height="1.4cm" svg:x="1.8cm" svg:y="9.2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7" draw:id="id17" draw:layer="layout" svg:width="3.5cm" svg:height="1.4cm" svg:x="1.8cm" svg:y="12.9cm">
          <text:p text:style-name="P1">Gyü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8" draw:id="id18" draw:layer="layout" svg:width="3.5cm" svg:height="1.4cm" svg:x="1.9cm" svg:y="17.1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13" draw:id="id13" draw:layer="layout" svg:width="6.2cm" svg:height="1.6cm" svg:x="21cm" svg:y="9.2cm">
          <text:p text:style-name="P1">Bejelentés</text:p>
          <text:p text:style-name="P1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6.2cm" svg:height="2.9cm" svg:x="9.9cm" svg:y="8.5cm">
          <text:p text:style-name="P1">UC-03 Bejelent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1cm" svg:y1="9.95cm" svg:x2="21cm" svg:y2="10cm" draw:start-shape="id12" draw:start-glue-point="10" draw:end-shape="id13" draw:end-glue-point="3" svg:d="M16100 9950l4900 50" svg:viewBox="0 0 4901 51">
          <text:p text:style-name="P1">Out</text:p>
          <text:p text:style-name="P1"/>
        </draw:connector>
        <draw:custom-shape draw:style-name="gr1" draw:text-style-name="P1" xml:id="id14" draw:id="id14" draw:layer="layout" svg:width="3.2cm" svg:height="1.4cm" svg:x="1.9cm" svg:y="2cm">
          <text:p text:style-name="P1">Bejelentő</text:p>
          <text:p text:style-name="P1">Re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1cm" svg:y1="2.7cm" svg:x2="9.9cm" svg:y2="9.95cm" draw:start-shape="id14" draw:start-glue-point="7" draw:end-shape="id12" draw:end-glue-point="6" svg:d="M5100 2700l4800 7250" svg:viewBox="0 0 4801 7251">
          <text:p/>
        </draw:connector>
        <draw:connector draw:style-name="gr3" draw:text-style-name="P1" draw:layer="layout" draw:type="line" svg:x1="5.1cm" svg:y1="6.4cm" svg:x2="9.9cm" svg:y2="9.95cm" draw:start-shape="id15" draw:start-glue-point="7" draw:end-shape="id12" draw:end-glue-point="6" svg:d="M5100 6400l4800 3550" svg:viewBox="0 0 4801 3551">
          <text:p/>
        </draw:connector>
        <draw:connector draw:style-name="gr3" draw:text-style-name="P1" draw:layer="layout" draw:type="line" svg:x1="5.3cm" svg:y1="9.9cm" svg:x2="9.9cm" svg:y2="9.95cm" draw:start-shape="id16" draw:start-glue-point="7" draw:end-shape="id12" draw:end-glue-point="6" svg:d="M5300 9900l4600 50" svg:viewBox="0 0 4601 51">
          <text:p/>
        </draw:connector>
        <draw:connector draw:style-name="gr3" draw:text-style-name="P1" draw:layer="layout" draw:type="line" svg:x1="5.3cm" svg:y1="13.6cm" svg:x2="9.9cm" svg:y2="9.95cm" draw:start-shape="id17" draw:start-glue-point="7" draw:end-shape="id12" draw:end-glue-point="6" svg:d="M5300 13600l4600-3650" svg:viewBox="0 0 4601 3651">
          <text:p/>
        </draw:connector>
        <draw:connector draw:style-name="gr3" draw:text-style-name="P1" draw:layer="layout" draw:type="line" svg:x1="5.4cm" svg:y1="17.8cm" svg:x2="9.9cm" svg:y2="9.95cm" draw:start-shape="id18" draw:start-glue-point="7" draw:end-shape="id12" draw:end-glue-point="6" svg:d="M5400 17800l4500-7850" svg:viewBox="0 0 4501 7851">
          <text:p/>
        </draw:connector>
      </draw:page>
      <draw:page draw:name="page3" draw:style-name="dp1" draw:master-page-name="Default">
        <draw:custom-shape draw:style-name="gr2" draw:text-style-name="P1" xml:id="id20" draw:id="id20" draw:layer="layout" svg:width="6.2cm" svg:height="1.6cm" svg:x="21.476cm" svg:y="5.725cm">
          <text:p text:style-name="P1">Igény</text:p>
          <text:p text:style-name="P1">Dem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2" draw:id="id22" draw:layer="layout" svg:width="6.4cm" svg:height="1.6cm" svg:x="21.376cm" svg:y="9.225cm">
          <text:p text:style-name="P1">Felajánlás</text:p>
          <text:p text:style-name="P1">Off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layout" svg:width="6.2cm" svg:height="2.9cm" svg:x="10.376cm" svg:y="5.025cm">
          <text:p text:style-name="P1">UC-03 Igény me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576cm" svg:y1="6.475cm" svg:x2="21.476cm" svg:y2="6.525cm" draw:start-shape="id19" draw:start-glue-point="10" draw:end-shape="id20" draw:end-glue-point="3" svg:d="M16576 6475l4900 50" svg:viewBox="0 0 4901 51">
          <text:p text:style-name="P1">Out</text:p>
          <text:p text:style-name="P1"/>
        </draw:connector>
        <draw:custom-shape draw:style-name="gr2" draw:text-style-name="P1" xml:id="id21" draw:id="id21" draw:layer="layout" svg:width="6.2cm" svg:height="2.9cm" svg:x="10.476cm" svg:y="8.525cm">
          <text:p text:style-name="P1">UC-04 Felaján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676cm" svg:y1="9.975cm" svg:x2="21.376cm" svg:y2="10.025cm" draw:start-shape="id21" draw:start-glue-point="10" draw:end-shape="id22" svg:d="M16676 9975l4700 50" svg:viewBox="0 0 4701 51">
          <text:p text:style-name="P1">Out</text:p>
          <text:p text:style-name="P1"/>
        </draw:connector>
        <draw:custom-shape draw:style-name="gr1" draw:text-style-name="P1" xml:id="id23" draw:id="id23" draw:layer="layout" svg:width="3.2cm" svg:height="1.4cm" svg:x="1.876cm" svg:y="5.725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076cm" svg:y1="6.425cm" svg:x2="10.376cm" svg:y2="6.475cm" draw:start-shape="id23" draw:start-glue-point="7" draw:end-shape="id19" draw:end-glue-point="6" svg:d="M5076 6425l5300 50" svg:viewBox="0 0 5301 51">
          <text:p/>
        </draw:connector>
        <draw:custom-shape draw:style-name="gr1" draw:text-style-name="P1" xml:id="id24" draw:id="id24" draw:layer="layout" svg:width="3.5cm" svg:height="1.4cm" svg:x="1.776cm" svg:y="9.225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27" draw:id="id27" draw:layer="layout" svg:width="3.5cm" svg:height="1.4cm" svg:x="1.776cm" svg:y="12.925cm">
          <text:p text:style-name="P1">Gyü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276cm" svg:y1="9.925cm" svg:x2="10.476cm" svg:y2="9.975cm" draw:start-shape="id24" draw:start-glue-point="7" draw:end-shape="id21" draw:end-glue-point="6" svg:d="M5276 9925l5200 50" svg:viewBox="0 0 5201 51">
          <text:p/>
        </draw:connector>
        <draw:custom-shape draw:style-name="gr2" draw:text-style-name="P1" xml:id="id26" draw:id="id26" draw:layer="layout" svg:width="6.4cm" svg:height="1.6cm" svg:x="21.176cm" svg:y="12.825cm">
          <text:p text:style-name="P1">Szállítási igé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6.2cm" svg:height="2.9cm" svg:x="10.276cm" svg:y="12.125cm">
          <text:p text:style-name="P1">UC-05 Befo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476cm" svg:y1="13.575cm" svg:x2="21.176cm" svg:y2="13.625cm" draw:start-shape="id25" draw:start-glue-point="10" draw:end-shape="id26" svg:d="M16476 13575l4700 50" svg:viewBox="0 0 4701 51">
          <text:p text:style-name="P1"/>
          <text:p text:style-name="P1"/>
          <text:p text:style-name="P1">Out</text:p>
          <text:p text:style-name="P1"/>
          <text:p text:style-name="P1">Ha a Felajánló</text:p>
          <text:p text:style-name="P1">nem tud szállítani</text:p>
          <text:p text:style-name="P1"/>
        </draw:connector>
        <draw:connector draw:style-name="gr3" draw:text-style-name="P1" draw:layer="layout" draw:type="line" svg:x1="5.276cm" svg:y1="13.625cm" svg:x2="10.276cm" svg:y2="13.575cm" draw:start-shape="id27" draw:start-glue-point="7" draw:end-shape="id25" draw:end-glue-point="6" svg:d="M5276 13625l5000-50" svg:viewBox="0 0 5001 51">
          <text:p/>
        </draw:connector>
        <draw:connector draw:style-name="gr5" draw:text-style-name="P1" draw:layer="layout" draw:type="line" svg:x1="21.376cm" svg:y1="10.025cm" svg:x2="16.476cm" svg:y2="13.575cm" draw:start-shape="id22" draw:start-glue-point="3" draw:end-shape="id25" draw:end-glue-point="10" svg:d="M21376 10025l-4900 3550" svg:viewBox="0 0 4901 3551">
          <text:p text:style-name="P1">In</text:p>
          <text:p text:style-name="P1"/>
        </draw:connector>
        <draw:connector draw:style-name="gr3" draw:text-style-name="P1" draw:layer="layout" draw:type="line" svg:x1="5.076cm" svg:y1="6.425cm" svg:x2="10.276cm" svg:y2="13.575cm" draw:start-shape="id23" draw:start-glue-point="7" draw:end-shape="id25" draw:end-glue-point="6" svg:d="M5076 6425l5200 7150" svg:viewBox="0 0 5201 7151">
          <text:p/>
        </draw:connector>
      </draw:page>
      <draw:page draw:name="page4" draw:style-name="dp1" draw:master-page-name="Default">
        <draw:custom-shape draw:style-name="gr1" draw:text-style-name="P1" xml:id="id30" draw:id="id30" draw:layer="layout" svg:width="3.5cm" svg:height="1.4cm" svg:x="1.776cm" svg:y="4.725cm">
          <text:p text:style-name="P1">Helper,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31" draw:id="id31" draw:layer="layout" svg:width="3.5cm" svg:height="1.4cm" svg:x="1.876cm" svg:y="8.725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29" draw:id="id29" draw:layer="layout" svg:width="6.4cm" svg:height="1.6cm" svg:x="21.176cm" svg:y="4.725cm">
          <text:p text:style-name="P1">Szállítási igé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8" draw:id="id28" draw:layer="layout" svg:width="6.2cm" svg:height="2.9cm" svg:x="10.276cm" svg:y="4.025cm">
          <text:p text:style-name="P1">UC-05 Befo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476cm" svg:y1="5.475cm" svg:x2="21.176cm" svg:y2="5.525cm" draw:start-shape="id28" draw:start-glue-point="10" draw:end-shape="id29" svg:d="M16476 5475l4700 50" svg:viewBox="0 0 4701 51">
          <text:p text:style-name="P1"/>
          <text:p text:style-name="P1"/>
          <text:p text:style-name="P1">Out</text:p>
          <text:p text:style-name="P1"/>
          <text:p text:style-name="P1">Ha a Felajánló</text:p>
          <text:p text:style-name="P1">nem tud szállítani</text:p>
          <text:p text:style-name="P1"/>
        </draw:connector>
        <draw:connector draw:style-name="gr3" draw:text-style-name="P1" draw:layer="layout" draw:type="line" svg:x1="5.276cm" svg:y1="5.425cm" svg:x2="10.276cm" svg:y2="5.475cm" draw:start-shape="id30" draw:start-glue-point="7" draw:end-shape="id28" draw:end-glue-point="6" svg:d="M5276 5425l5000 50" svg:viewBox="0 0 5001 51">
          <text:p/>
        </draw:connector>
        <draw:custom-shape draw:style-name="gr2" draw:text-style-name="P1" xml:id="id33" draw:id="id33" draw:layer="layout" svg:width="6.4cm" svg:height="1.6cm" svg:x="21.2cm" svg:y="8.7cm">
          <text:p text:style-name="P1">Szállítási tr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2" draw:id="id32" draw:layer="layout" svg:width="6.2cm" svg:height="2.9cm" svg:x="10.2cm" svg:y="8cm">
          <text:p text:style-name="P1">UC-06 Szállít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76cm" svg:y1="9.425cm" svg:x2="10.2cm" svg:y2="9.45cm" draw:start-shape="id31" draw:start-glue-point="7" draw:end-shape="id32" svg:d="M5376 9425l4824 25" svg:viewBox="0 0 4825 26">
          <text:p/>
        </draw:connector>
        <draw:connector draw:style-name="gr5" draw:text-style-name="P1" draw:layer="layout" draw:type="line" svg:x1="21.176cm" svg:y1="5.525cm" svg:x2="16.4cm" svg:y2="9.45cm" draw:start-shape="id29" draw:start-glue-point="3" draw:end-shape="id32" draw:end-glue-point="10" svg:d="M21176 5525l-4776 3925" svg:viewBox="0 0 4777 3926">
          <text:p text:style-name="P1"/>
          <text:p text:style-name="P1">In</text:p>
        </draw:connector>
        <draw:connector draw:style-name="gr5" draw:text-style-name="P1" draw:layer="layout" draw:type="line" svg:x1="16.4cm" svg:y1="9.45cm" svg:x2="21.2cm" svg:y2="9.5cm" draw:start-shape="id32" draw:start-glue-point="10" draw:end-shape="id33" svg:d="M16400 9450l4800 50" svg:viewBox="0 0 4801 51">
          <text:p text:style-name="P1">Out</text:p>
          <text:p text:style-name="P1"/>
        </draw:connector>
        <draw:custom-shape draw:style-name="gr2" draw:text-style-name="P1" xml:id="id34" draw:id="id34" draw:layer="layout" svg:width="6.2cm" svg:height="2.9cm" svg:x="10.3cm" svg:y="12.1cm">
          <text:p text:style-name="P1">UC-07 Visszaigazo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76cm" svg:y1="5.425cm" svg:x2="10.3cm" svg:y2="13.55cm" draw:start-shape="id30" draw:start-glue-point="7" draw:end-shape="id34" svg:d="M5276 5425l5024 8125" svg:viewBox="0 0 5025 8126">
          <text:p/>
        </draw:connector>
        <draw:connector draw:style-name="gr5" draw:text-style-name="P1" draw:layer="layout" draw:type="line" svg:x1="16.5cm" svg:y1="13.55cm" svg:x2="21.2cm" svg:y2="9.5cm" draw:start-shape="id34" draw:start-glue-point="10" draw:end-shape="id33" draw:end-glue-point="3" svg:d="M16500 13550l4700-4050" svg:viewBox="0 0 4701 4051">
          <text:p text:style-name="P1"><text:s/></text:p>
          <text:p text:style-name="P1"/>
          <text:p text:style-name="P1">Out</text:p>
        </draw:connector>
        <draw:connector draw:style-name="gr3" draw:text-style-name="P1" draw:layer="layout" draw:type="line" svg:x1="24.376cm" svg:y1="6.325cm" svg:x2="24.4cm" svg:y2="8.7cm" draw:start-shape="id29" draw:start-glue-point="2" draw:end-shape="id33" svg:d="M24376 6325l24 2375" svg:viewBox="0 0 25 2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or </meta:initial-creator>
    <meta:creation-date>2015-09-06T23:27:30.821217298</meta:creation-date>
    <dc:date>2015-09-07T00:49:35.133726627</dc:date>
    <dc:creator>gabor </dc:creator>
    <meta:editing-duration>PT1H6M51S</meta:editing-duration>
    <meta:editing-cycles>7</meta:editing-cycles>
    <meta:generator>LibreOffice/4.2.8.2$Linux_X86_64 LibreOffice_project/420m0$Build-2</meta:generator>
    <meta:document-statistic meta:object-count="66"/>
  </office:meta>
</office:document-meta>
</file>